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C0000033E224587A7FCF151D3.png" manifest:media-type="image/png"/>
  <manifest:file-entry manifest:full-path="Pictures/10000000000003570000030FBE7B0EF8DC77787D.png" manifest:media-type="image/png"/>
  <manifest:file-entry manifest:full-path="Pictures/100000000000022B00000160FB6290BAD307CB46.png" manifest:media-type="image/png"/>
  <manifest:file-entry manifest:full-path="Pictures/100000000000024D000002B092A96A47DA7325F8.png" manifest:media-type="image/png"/>
  <manifest:file-entry manifest:full-path="Pictures/1000000000000266000002B6B502BDCC6F95F116.png" manifest:media-type="image/png"/>
  <manifest:file-entry manifest:full-path="Pictures/100000000000027700000398058E38C87F07711C.png" manifest:media-type="image/png"/>
  <manifest:file-entry manifest:full-path="Pictures/1000000000000283000000E0FF7FB7940BD8A7A1.png" manifest:media-type="image/png"/>
  <manifest:file-entry manifest:full-path="Pictures/1000000000000283000003163856027F65CA8F99.png" manifest:media-type="image/png"/>
  <manifest:file-entry manifest:full-path="Pictures/10000000000002C1000002B2F7A7474FC8C79718.png" manifest:media-type="image/png"/>
  <manifest:file-entry manifest:full-path="Pictures/10000000000002F7000002CB3025730EADA71C0A.png" manifest:media-type="image/png"/>
  <manifest:file-entry manifest:full-path="Pictures/100000000000012E00000164B7EDD327E27E72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a3d" officeooo:paragraph-rsid="0010ea3d"/>
    </style:style>
    <style:style style:name="P2" style:family="paragraph" style:parent-style-name="Standard">
      <style:text-properties officeooo:rsid="0011d922" officeooo:paragraph-rsid="0011d922"/>
    </style:style>
    <style:style style:name="P3" style:family="paragraph" style:parent-style-name="Standard">
      <style:paragraph-properties fo:break-before="page"/>
      <style:text-properties officeooo:rsid="0011d922" officeooo:paragraph-rsid="0011d9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3.1453in" svg:height="3.7075in" draw:z-index="0"><draw:image xlink:href="Pictures/100000000000012E00000164B7EDD327E27E72F6.png" xlink:type="simple" xlink:show="embed" xlink:actuate="onLoad" loext:mime-type="image/png"/></draw:frame>1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</text:p>
      <text:p text:style-name="P1"><draw:frame draw:style-name="fr3" draw:name="Image2" text:anchor-type="char" svg:x="0.8319in" svg:y="0.35in" svg:width="5.4161in" svg:height="5.1016in" draw:z-index="1"><draw:image xlink:href="Pictures/10000000000002F7000002CB3025730EADA71C0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6.9252in" svg:height="6.7772in" draw:z-index="2"><draw:image xlink:href="Pictures/10000000000002C1000002B2F7A7474FC8C797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6.572in" svg:height="9.5819in" draw:z-index="3"><draw:image xlink:href="Pictures/100000000000027700000398058E38C87F07711C.png" xlink:type="simple" xlink:show="embed" xlink:actuate="onLoad" loext:mime-type="image/png"/></draw:frame><text:soft-page-break/></text:p>
      <text:p text:style-name="P1"><text:soft-page-break/></text:p>
      <text:p text:style-name="P1"/>
      <text:p text:style-name="P1"/>
      <text:p text:style-name="P1"><draw:frame draw:style-name="fr1" draw:name="Image5" text:anchor-type="char" svg:width="6.3953in" svg:height="7.228in" draw:z-index="4"><draw:image xlink:href="Pictures/1000000000000266000002B6B502BDCC6F95F116.png" xlink:type="simple" xlink:show="embed" xlink:actuate="onLoad" loext:mime-type="image/png"/></draw:frame></text:p>
      <text:p text:style-name="P1"/>
      <text:p text:style-name="P1"><draw:frame draw:style-name="fr4" draw:name="Image6" text:anchor-type="char" svg:width="6.1346in" svg:height="7.1661in" draw:z-index="5"><draw:image xlink:href="Pictures/100000000000024D000002B092A96A47DA7325F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4" draw:name="Image7" text:anchor-type="char" svg:width="5.7807in" svg:height="3.6661in" draw:z-index="6"><draw:image xlink:href="Pictures/100000000000022B00000160FB6290BAD307CB46.png" xlink:type="simple" xlink:show="embed" xlink:actuate="onLoad" loext:mime-type="image/png"/></draw:frame></text:p>
      <text:p text:style-name="P2"/>
      <text:p text:style-name="P2">4. Samples from each table</text:p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3" draw:name="Image8" text:anchor-type="char" svg:x="0.2189in" svg:y="-0.0335in" svg:width="6.9252in" svg:height="6.3417in" draw:z-index="7"><draw:image xlink:href="Pictures/10000000000003570000030FBE7B0EF8DC7778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width="6.6965in" svg:height="8.228in" draw:z-index="8"><draw:image xlink:href="Pictures/1000000000000283000003163856027F65CA8F99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10" text:anchor-type="char" svg:width="6.9252in" svg:height="7.6839in" draw:z-index="9"><draw:image xlink:href="Pictures/10000000000002EC0000033E224587A7FCF151D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11" text:anchor-type="char" svg:width="6.6965in" svg:height="2.3327in" draw:z-index="10"><draw:image xlink:href="Pictures/1000000000000283000000E0FF7FB7940BD8A7A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7T17:44:58.204798903</meta:creation-date>
    <dc:date>2021-02-07T18:07:47.783059983</dc:date>
    <meta:editing-duration>PT12M38S</meta:editing-duration>
    <meta:editing-cycles>2</meta:editing-cycles>
    <meta:generator>LibreOffice/6.4.6.2$Linux_X86_64 LibreOffice_project/40$Build-2</meta:generator>
    <meta:document-statistic meta:table-count="0" meta:image-count="11" meta:object-count="0" meta:page-count="10" meta:paragraph-count="3" meta:word-count="7" meta:character-count="30" meta:non-whitespace-character-count="26"/>
  </office:meta>
</office:document-meta>
</file>